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search( SearchInfo s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refreshLock( LockInfo info , String lock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OptionResponse( OptionsInfo options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source.getTrans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Loc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Resource.unlock( String lockToken , TransactionInfo 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alterProperties( List chan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istener.onEvent( EventIterator ev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source.getReport( ReportInfo repor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source.unlock( String lock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alterProperties( DavPropertySet setProperties , DavPropertyNameSet removeProperty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source.getComplianc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initSupportedRepo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source.getLocatorFromItemPath( String item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urce.addWorkspace( DavResource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move( DavResource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addLockManager( LockManager lock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source.getReferenceResources( DavPropertyName href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esource.getLocatorFromItem( Item repository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istener.EListener( DavPropertyNameSet propNameSet , MultiStatus 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urce.setProperty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.getLock( Type type , Scope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ource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init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Resource.getProperty( DavProperty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isLockable( Type type , 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AbstractResource( DavResourceLocator locator , JcrDavSession session , DavResourc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source.unregisterEvent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init( TxLockManager txMgr , String transac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urce.getRepositor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QueryGramm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removeProperty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hasLock( Type type , 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registerEventListener( EventListener listener , String nod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ResourceFromHref( String h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esource.lock( LockInfo reqLock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ource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createResourceFromLocator( DavResourceLocator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ource.copy( DavResource destination , boolean sh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